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76cm" draw:marker-end-width="0.376cm" draw:fill="solid" draw:fill-color="#ccffff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76cm" draw:marker-end-width="0.376cm" draw:fill="solid" draw:fill-color="#cfe7f5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376cm" draw:marker-end-width="0.376cm" draw:fill="solid" draw:fill-color="#99ffcc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marker-end="Arrow" draw:marker-end-width="0.3cm" draw:fill="none" draw:fill-color="#99ffcc" draw:textarea-horizontal-align="center" draw:textarea-vertical-align="middle"/>
    </style:style>
    <style:style style:name="gr5" style:family="graphic" style:parent-style-name="objectwithoutfill">
      <style:graphic-properties svg:stroke-width="0.051cm" draw:marker-start-width="0.376cm" draw:marker-end="Arrow" draw:marker-end-width="0.376cm" draw:fill="none" draw:fill-color="#99ffcc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5.556cm"/>
    </style:style>
    <style:style style:name="gr7" style:family="graphic" style:parent-style-name="objectwithoutfill">
      <style:graphic-properties svg:stroke-width="0.051cm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fo:font-style="italic" style:font-size-asian="26pt" style:font-style-asian="italic" style:font-size-complex="26pt" style:font-style-complex="italic"/>
    </style:style>
    <style:style style:name="P3" style:family="paragraph">
      <style:text-properties fo:font-style="italic" style:font-style-asian="italic" style:font-style-complex="italic"/>
    </style:style>
    <style:style style:name="T1" style:family="text">
      <style:text-properties fo:font-size="26pt" fo:font-style="italic" style:font-size-asian="26pt" style:font-style-asian="italic" style:font-size-complex="26pt" style:font-style-complex="italic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1" draw:id="id1" draw:layer="layout" svg:width="8.001cm" svg:height="4.562cm" svg:x="2.13cm" svg:y="2.032cm">
          <text:p text:style-name="P1"><text:span text:style-name="T1">dispenser_1</text:span></text:p>
        </draw:ellipse>
        <draw:ellipse draw:style-name="gr2" draw:text-style-name="P2" xml:id="id2" draw:id="id2" draw:layer="layout" svg:width="8.001cm" svg:height="4.562cm" svg:x="15.951cm" svg:y="1.851cm">
          <text:p text:style-name="P1"><text:span text:style-name="T1">dispenser_2</text:span></text:p>
        </draw:ellipse>
        <draw:ellipse draw:style-name="gr3" draw:text-style-name="P2" xml:id="id3" draw:id="id3" draw:layer="layout" svg:width="8.001cm" svg:height="4.562cm" svg:x="0.781cm" svg:y="12.065cm">
          <text:p text:style-name="P1"><text:span text:style-name="T1">car_wash</text:span></text:p>
        </draw:ellipse>
        <draw:connector draw:style-name="gr4" draw:text-style-name="P1" xml:id="id4" draw:id="id4" draw:layer="layout" draw:type="line" svg:x1="6.13cm" svg:y1="2.032cm" svg:x2="6.13cm" svg:y2="2.032cm" draw:start-shape="id1" draw:start-glue-point="0" draw:end-shape="id1" svg:d="M6130 2032z">
          <text:p/>
        </draw:connector>
        <draw:connector draw:style-name="gr5" draw:text-style-name="P1" draw:layer="layout" draw:type="curve" svg:x1="6.13cm" svg:y1="2.032cm" svg:x2="19.951cm" svg:y2="1.851cm" draw:start-shape="id1" draw:end-shape="id2" draw:end-glue-point="0" svg:d="M6130 2032c0-1060 13821-970 13821-181">
          <text:p/>
        </draw:connector>
        <draw:connector draw:style-name="gr5" draw:text-style-name="P1" draw:layer="layout" draw:type="curve" draw:line-skew="0.733cm" svg:x1="19.951cm" svg:y1="6.413cm" svg:x2="6.13cm" svg:y2="6.594cm" draw:start-shape="id2" draw:start-glue-point="2" draw:end-shape="id1" draw:end-glue-point="2" svg:d="M19951 6413c0 2160-13821 2069-13821 181">
          <text:p/>
        </draw:connector>
        <draw:connector draw:style-name="gr5" draw:text-style-name="P1" draw:layer="layout" draw:type="curve" svg:x1="0.781cm" svg:y1="14.346cm" svg:x2="2.13cm" svg:y2="4.313cm" draw:start-shape="id3" draw:start-glue-point="3" draw:end-shape="id1" svg:d="M781 14346c-789 0-1463-10033 1349-10033">
          <text:p/>
        </draw:connector>
        <draw:connector draw:style-name="gr5" draw:text-style-name="P1" draw:layer="layout" draw:type="curve" svg:x1="10.131cm" svg:y1="4.313cm" svg:x2="4.781cm" svg:y2="12.065cm" draw:start-shape="id1" draw:start-glue-point="1" draw:end-shape="id3" draw:end-glue-point="0" svg:d="M10131 4313c789 0 658 2508-877 3421s-4473 229-4473 4331">
          <text:p/>
        </draw:connector>
        <draw:frame draw:style-name="gr6" draw:text-style-name="P3" draw:layer="layout" svg:width="6.056cm" svg:height="0.958cm" svg:x="1.327cm" svg:y="0.29cm">
          <draw:text-box>
            <text:p><text:span text:style-name="T2">det_1_release_time</text:span></text:p>
          </draw:text-box>
        </draw:frame>
        <draw:frame draw:style-name="gr6" draw:text-style-name="P3" draw:layer="layout" svg:width="6.056cm" svg:height="0.958cm" svg:x="17.71cm" svg:y="7.551cm">
          <draw:text-box>
            <text:p><text:span text:style-name="T2">det_2_release_time</text:span></text:p>
          </draw:text-box>
        </draw:frame>
        <draw:ellipse draw:style-name="gr2" draw:text-style-name="P2" xml:id="id5" draw:id="id5" draw:layer="layout" svg:width="8.001cm" svg:height="4.562cm" svg:x="12.63cm" svg:y="10.424cm">
          <text:p text:style-name="P1"><text:span text:style-name="T1">dispenser_3</text:span></text:p>
        </draw:ellipse>
        <draw:connector draw:style-name="gr7" draw:text-style-name="P1" draw:layer="layout" draw:type="curve" draw:line-skew="-4.686cm" svg:x1="6.13cm" svg:y1="2.032cm" svg:x2="16.63cm" svg:y2="10.424cm" draw:start-shape="id4" draw:start-glue-point="0" draw:end-shape="id5" draw:end-glue-point="0" svg:d="M6130 2032c0-753 10500-4949 10500 8392">
          <text:p/>
        </draw:connector>
        <draw:connector draw:style-name="gr7" draw:text-style-name="P1" draw:layer="layout" draw:type="curve" svg:x1="12.63cm" svg:y1="12.705cm" svg:x2="6.13cm" svg:y2="6.594cm" draw:start-shape="id5" draw:start-glue-point="3" draw:end-shape="id1" draw:end-glue-point="2" svg:d="M12630 12705c-4334 0-6500-2037-6500-6111">
          <text:p/>
        </draw:connector>
        <draw:frame draw:style-name="gr6" draw:text-style-name="P3" draw:layer="layout" svg:width="6.056cm" svg:height="0.958cm" svg:x="7.663cm" svg:y="10.424cm">
          <draw:text-box>
            <text:p><text:span text:style-name="T2">det_3_release_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13cm" fo:page-height="17.0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2M23S</meta:editing-duration>
    <meta:editing-cycles>8</meta:editing-cycles>
    <meta:generator>OpenOffice/4.1.3$Win32 OpenOffice.org_project/413m1$Build-9783</meta:generator>
    <dc:date>2017-10-24T11:42:21.97</dc:date>
    <dc:creator>Pawel Gburzynski</dc:creator>
    <meta:document-statistic meta:object-count="14"/>
  </office:meta>
</office:document-meta>
</file>